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paragraph-rsid="0011a6ab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200%" fo:text-align="center" style:justify-single-word="false" fo:text-indent="0cm" style:auto-text-indent="false"/>
      <style:text-properties fo:font-size="14pt" officeooo:rsid="000fc592" officeooo:paragraph-rsid="000fc592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a6ab" officeooo:paragraph-rsid="0011a6ab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200%" fo:text-align="center" style:justify-single-word="false" fo:text-indent="0cm" style:auto-text-indent="false"/>
      <style:text-properties fo:font-size="14pt" officeooo:rsid="0011a6ab" officeooo:paragraph-rsid="0011a6ab" style:font-size-asian="14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a6ab" officeooo:paragraph-rsid="0011a6ab" style:font-size-asian="14pt" style:font-size-complex="14pt"/>
    </style:style>
    <style:style style:name="P8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9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1a6ab" officeooo:paragraph-rsid="0011a6ab" style:font-size-asian="12.25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a6ab" officeooo:paragraph-rsid="0011a6ab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37aae" officeooo:paragraph-rsid="00137aae" style:font-size-asian="14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" style:family="text">
      <style:text-properties fo:font-size="14pt" officeooo:rsid="0011a6ab" style:font-size-asian="14pt" style:font-size-complex="14pt"/>
    </style:style>
    <style:style style:name="T3" style:family="text">
      <style:text-properties fo:font-size="14pt" officeooo:rsid="00137aae" style:font-size-asian="14pt" style:font-size-complex="14pt"/>
    </style:style>
    <style:style style:name="T4" style:family="text">
      <style:text-properties officeooo:rsid="0011e096"/>
    </style:style>
    <style:style style:name="T5" style:family="text">
      <style:text-properties fo:language="en" fo:country="US" officeooo:rsid="0011e096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1e096"/>
    </style:style>
    <style:style style:name="T8" style:family="text">
      <style:text-properties officeooo:rsid="00137aae"/>
    </style:style>
    <style:style style:name="T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109cm" svg:y1="27.567cm" svg:x2="3.111cm" svg:y2="29.046cm">
          <text:p/>
        </draw:line>
        <draw:line draw:style-name="gr2" draw:text-style-name="P13" svg:x1="2.122cm" svg:y1="27.556cm" svg:x2="20.383cm" svg:y2="27.556cm">
          <text:p/>
        </draw:line>
        <draw:line draw:style-name="gr2" draw:text-style-name="P13" svg:x1="4.108cm" svg:y1="27.567cm" svg:x2="4.11cm" svg:y2="29.046cm">
          <text:p/>
        </draw:line>
        <draw:line draw:style-name="gr2" draw:text-style-name="P13" svg:x1="6.607cm" svg:y1="27.567cm" svg:x2="6.609cm" svg:y2="29.046cm">
          <text:p/>
        </draw:line>
        <draw:line draw:style-name="gr2" draw:text-style-name="P13" svg:x1="8.105cm" svg:y1="27.581cm" svg:x2="8.107cm" svg:y2="29.046cm">
          <text:p/>
        </draw:line>
        <draw:line draw:style-name="gr2" draw:text-style-name="P13" svg:x1="9.107cm" svg:y1="27.567cm" svg:x2="9.109cm" svg:y2="29.032cm">
          <text:p/>
        </draw:line>
        <draw:line draw:style-name="gr2" draw:text-style-name="P13" svg:x1="19.401cm" svg:y1="27.567cm" svg:x2="19.405cm" svg:y2="29.046cm">
          <text:p/>
        </draw:line>
        <draw:line draw:style-name="gr3" draw:text-style-name="P13" svg:x1="2.122cm" svg:y1="28.053cm" svg:x2="9.091cm" svg:y2="28.055cm">
          <text:p/>
        </draw:line>
        <draw:line draw:style-name="gr2" draw:text-style-name="P13" svg:x1="2.122cm" svg:y1="28.558cm" svg:x2="9.091cm" svg:y2="28.558cm">
          <text:p/>
        </draw:line>
        <draw:line draw:style-name="gr3" draw:text-style-name="P13" svg:x1="19.412cm" svg:y1="28.06cm" svg:x2="20.39cm" svg:y2="28.06cm">
          <text:p/>
        </draw:line>
        <draw:frame draw:style-name="gr4" draw:text-style-name="P15" svg:width="0.913cm" svg:height="0.435cm" svg:x="2.159cm" svg:y="28.578cm">
          <draw:text-box>
            <text:p text:style-name="P14"><text:span text:style-name="T9">Изм.</text:span></text:p>
          </draw:text-box>
        </draw:frame>
        <draw:frame draw:style-name="gr4" draw:text-style-name="P15" svg:width="0.914cm" svg:height="0.435cm" svg:x="3.149cm" svg:y="28.578cm">
          <draw:text-box>
            <text:p text:style-name="P14"><text:span text:style-name="T9">Лист</text:span></text:p>
          </draw:text-box>
        </draw:frame>
        <draw:frame draw:style-name="gr4" draw:text-style-name="P15" svg:width="2.349cm" svg:height="0.435cm" svg:x="4.184cm" svg:y="28.578cm">
          <draw:text-box>
            <text:p text:style-name="P14"><text:span text:style-name="T9">№ </text:span><text:span text:style-name="T9">докум.</text:span></text:p>
          </draw:text-box>
        </draw:frame>
        <draw:frame draw:style-name="gr4" draw:text-style-name="P17" svg:width="1.405cm" svg:height="0.435cm" svg:x="6.664cm" svg:y="28.578cm">
          <draw:text-box>
            <text:p text:style-name="P16"><text:span text:style-name="T9">Подпись</text:span></text:p>
          </draw:text-box>
        </draw:frame>
        <draw:frame draw:style-name="gr4" draw:text-style-name="P15" svg:width="0.914cm" svg:height="0.435cm" svg:x="8.15cm" svg:y="28.578cm">
          <draw:text-box>
            <text:p text:style-name="P14"><text:span text:style-name="T9">Дата</text:span></text:p>
          </draw:text-box>
        </draw:frame>
        <draw:frame draw:style-name="gr4" draw:text-style-name="P15" svg:width="0.914cm" svg:height="0.436cm" svg:x="19.44cm" svg:y="27.606cm">
          <draw:text-box>
            <text:p text:style-name="P14"><text:span text:style-name="T9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10">30</text:span></text:p>
          </draw:text-box>
        </draw:frame>
        <draw:frame draw:style-name="gr4" draw:text-style-name="P18" svg:width="10.125cm" svg:height="0.682cm" svg:x="9.194cm" svg:y="27.954cm">
          <draw:text-box>
            <text:p text:style-name="P14"><text:span text:style-name="T11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109cm" svg:y1="27.567cm" svg:x2="3.111cm" svg:y2="29.046cm">
          <text:p/>
        </draw:line>
        <draw:line draw:style-name="gr2" draw:text-style-name="P13" svg:x1="2.122cm" svg:y1="27.556cm" svg:x2="20.383cm" svg:y2="27.556cm">
          <text:p/>
        </draw:line>
        <draw:line draw:style-name="gr2" draw:text-style-name="P13" svg:x1="4.108cm" svg:y1="27.567cm" svg:x2="4.11cm" svg:y2="29.046cm">
          <text:p/>
        </draw:line>
        <draw:line draw:style-name="gr2" draw:text-style-name="P13" svg:x1="6.607cm" svg:y1="27.567cm" svg:x2="6.609cm" svg:y2="29.046cm">
          <text:p/>
        </draw:line>
        <draw:line draw:style-name="gr2" draw:text-style-name="P13" svg:x1="8.105cm" svg:y1="27.581cm" svg:x2="8.107cm" svg:y2="29.046cm">
          <text:p/>
        </draw:line>
        <draw:line draw:style-name="gr2" draw:text-style-name="P13" svg:x1="9.107cm" svg:y1="27.567cm" svg:x2="9.109cm" svg:y2="29.032cm">
          <text:p/>
        </draw:line>
        <draw:line draw:style-name="gr2" draw:text-style-name="P13" svg:x1="19.401cm" svg:y1="27.567cm" svg:x2="19.405cm" svg:y2="29.046cm">
          <text:p/>
        </draw:line>
        <draw:line draw:style-name="gr3" draw:text-style-name="P13" svg:x1="2.122cm" svg:y1="28.053cm" svg:x2="9.091cm" svg:y2="28.055cm">
          <text:p/>
        </draw:line>
        <draw:line draw:style-name="gr2" draw:text-style-name="P13" svg:x1="2.122cm" svg:y1="28.558cm" svg:x2="9.091cm" svg:y2="28.558cm">
          <text:p/>
        </draw:line>
        <draw:line draw:style-name="gr3" draw:text-style-name="P13" svg:x1="19.412cm" svg:y1="28.06cm" svg:x2="20.39cm" svg:y2="28.06cm">
          <text:p/>
        </draw:line>
        <draw:frame draw:style-name="gr4" draw:text-style-name="P15" svg:width="0.913cm" svg:height="0.435cm" svg:x="2.159cm" svg:y="28.578cm">
          <draw:text-box>
            <text:p text:style-name="P14"><text:span text:style-name="T9">Изм.</text:span></text:p>
          </draw:text-box>
        </draw:frame>
        <draw:frame draw:style-name="gr4" draw:text-style-name="P15" svg:width="0.914cm" svg:height="0.435cm" svg:x="3.149cm" svg:y="28.578cm">
          <draw:text-box>
            <text:p text:style-name="P14"><text:span text:style-name="T9">Лист</text:span></text:p>
          </draw:text-box>
        </draw:frame>
        <draw:frame draw:style-name="gr4" draw:text-style-name="P15" svg:width="2.349cm" svg:height="0.435cm" svg:x="4.184cm" svg:y="28.578cm">
          <draw:text-box>
            <text:p text:style-name="P14"><text:span text:style-name="T9">№ </text:span><text:span text:style-name="T9">докум.</text:span></text:p>
          </draw:text-box>
        </draw:frame>
        <draw:frame draw:style-name="gr4" draw:text-style-name="P17" svg:width="1.405cm" svg:height="0.435cm" svg:x="6.664cm" svg:y="28.578cm">
          <draw:text-box>
            <text:p text:style-name="P16"><text:span text:style-name="T9">Подпись</text:span></text:p>
          </draw:text-box>
        </draw:frame>
        <draw:frame draw:style-name="gr4" draw:text-style-name="P15" svg:width="0.914cm" svg:height="0.435cm" svg:x="8.15cm" svg:y="28.578cm">
          <draw:text-box>
            <text:p text:style-name="P14"><text:span text:style-name="T9">Дата</text:span></text:p>
          </draw:text-box>
        </draw:frame>
        <draw:frame draw:style-name="gr4" draw:text-style-name="P15" svg:width="0.914cm" svg:height="0.436cm" svg:x="19.44cm" svg:y="27.606cm">
          <draw:text-box>
            <text:p text:style-name="P14"><text:span text:style-name="T9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10">31</text:span></text:p>
          </draw:text-box>
        </draw:frame>
        <draw:frame draw:style-name="gr4" draw:text-style-name="P18" svg:width="10.125cm" svg:height="0.682cm" svg:x="9.194cm" svg:y="27.954cm">
          <draw:text-box>
            <text:p text:style-name="P14"><text:span text:style-name="T11">КП-АПИ(Ф)НГТУ-210201.65-(АВР09-1)-08-14</text:span></text:p>
          </draw:text-box>
        </draw:frame>
      </draw:g>
      <text:p text:style-name="P8"/>
      <text:p text:style-name="P4">Нормативные ссылки</text:p>
      <text:p text:style-name="P5">ГОСТ 12.2.007.0<text:tab/><text:tab/>Электробезопасность.</text:p>
      <text:p text:style-name="P5">ГОСТ 12997-84<text:tab/><text:tab/>Изделия ГСП. Общие технические условия.</text:p>
      <text:p text:style-name="P5">ГОСТ 14254-96<text:tab/><text:tab/>Степени защиты, обеспечиваемые оболочками (код IP)</text:p>
      <text:p text:style-name="P5">ГОСТ 23752-79 <text:tab/><text:tab/><text:span text:style-name="T1">Платы печатные. Общие технические условия.</text:span></text:p>
      <text:p text:style-name="P5">ГОСТ 29137-91 <text:tab/><text:tab/>Формовка выводов и установка изделий электронной <text:tab/><text:tab/><text:tab/><text:tab/>техники на печатные платы. Общие требования и нормы <text:tab/><text:tab/><text:tab/><text:tab/>конструирования.</text:p>
      <text:p text:style-name="P5">ОСТ 11073.062-01<text:tab/>Микросхемы и приборы полупроводниковые. Требования <text:tab/><text:tab/><text:tab/><text:tab/>и методы защиты от статического электричества.</text:p>
      <text:p text:style-name="P5">ОСТ 180365-82<text:tab/><text:tab/>Лакировка печатных плат.</text:p>
      <text:p text:style-name="P5">ОСТ 190210-85<text:tab/><text:tab/>Специальные маркировочные краски для приборов и <text:tab/><text:tab/><text:tab/><text:tab/>электроагрегатов. Общие технические требования. Выбор <text:tab/><text:tab/><text:tab/><text:tab/>марки рабочих красок.</text:p>
      <text:p text:style-name="P9"/>
      <text:p text:style-name="P6">Библиографический список</text:p>
      <text:p text:style-name="P7">1. Конструирование <text:span text:style-name="T4">электронных средств: учеб. пособие / </text:span><text:s/><text:span text:style-name="T4">В.Ф. Борисов </text:span><text:span text:style-name="T5">[</text:span><text:span text:style-name="T7">и др.</text:span><text:span text:style-name="T5">]</text:span><text:span text:style-name="T7">; Нижегород. гос. техн. ун-т им. Р.Е. Алексеева. – Нижний Новгород, 2013. – 111 с.</text:span></text:p>
      <text:p text:style-name="P11">2. <text:span text:style-name="T6">Пирогова Е.В. Проектирование и технология печатных плат: Учебник. – М.: ФОРУМ: ИНФРА-М, 2005. – 560 с. (Высшее образование).</text:span></text:p>
      <text:p text:style-name="P7"><text:span text:style-name="T8">3</text:span>. Фрумкин Г.Д. Расчет и конструирование радиоэлектронной аппаратуры. - М.: Высшая школа, 1985 г. </text:p>
      <text:p text:style-name="P7"><text:span text:style-name="T8">4</text:span>. Справочник по электрическим конденсаторам / Под общ. Ред. И.И. Четверткова и В.Ф. Смирнова - М.: Радио и связь, 1983. - 570с. </text:p>
      <text:p text:style-name="P7"><text:span text:style-name="T8">5</text:span>. Полупроводниковые приборы: диоды, тиристоры, оптоэлектронные приборы. Справочник/ Под ред. Н.Н. Горюнова. - М: Энергоиздательство, 1984г. </text:p>
      <text:p text:style-name="P7"><text:span text:style-name="T8">6</text:span>. Справочник по резисторам / Под общ. Ред. И.И. Четверткова и В.Ф. Смирнова – <text:s/>М.: Радио и связь, 1983. </text:p>
      <text:p text:style-name="P7"><text:span text:style-name="T8">7</text:span>. Романычева Э.Т. и др. Разработка и оформление конструкторской документации РЭА: Справ. пособие / Э.Т.Романычева, А.К. Иванова, А.С. Куликова, Т.П. Новикова - 2-е изд., перераб. и доп .. - М.: Радио и связь, 1989. </text:p>
      <text:p text:style-name="P7"><text:span text:style-name="T8">8</text:span>. Г.Н. Дульнев. Теплообмен в радиоэлектронных устройствах. - М.-Л., Госэнергоиздат, 1963. </text:p>
      <text:p text:style-name="P2"><text:span text:style-name="T3">9</text:span><text:span text:style-name="T2">. СТП 1-У-НГТУ-2004. Общие требования к оформлению пояснительных записок дипломных и курсовых проектов</text:span><text:tab/>.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9:41:36.968000000</dc:date>
    <meta:editing-duration>PT38M</meta:editing-duration>
    <meta:editing-cycles>19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0" meta:word-count="249" meta:character-count="1872" meta:non-whitespace-character-count="1599"/>
  </office:meta>
</office:document-meta>
</file>